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01-2014</text:p>
      <text:p text:style-name="P44"><text:span text:style-name="T5">Maturín, </text:span><text:span text:style-name="Fuente_20_de_20_párrafo_20_predeter."><text:span text:style-name="T3">14</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Febrer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01-2014</text:span><text:span text:style-name="T14"> </text:span><text:span text:style-name="T8">DE FECHA 04-02-2014</text:span></text:p>
      <text:p text:style-name="P36"/>
      <text:p text:style-name="P29"><text:span text:style-name="T8">OBJETO: </text:span><text:span text:style-name="T9">Adquisición del servicio de administración del beneficio de bono alimenticio a los funcionarios activos  de éste Órgano Contralor correspondiente al año 2014</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ESTATICKET SERVICES, C.A.<text:line-break/>- Oferta "B": SODEXHO PASS VENEZUELA,C.A<text:line-break/>- Oferta "C": TODOTICKET 2004,C.A<text:line-break/>- Oferta "D": VALE CANJEABLE TICKETVEN,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20</text:p>
          </table:table-cell>
          <table:table-cell table:style-name="Tabla4.A2" office:value-type="string">
            <text:p text:style-name="P40">2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B"</text:p>
          </table:table-cell>
          <table:table-cell table:style-name="Tabla4.A2" office:value-type="string">
            <text:p text:style-name="P39">1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20</text:span><text:span text:style-name="T12"/></text:p>
          </table:table-cell>
        </table:table-row>
        <table:table-row>
          <table:table-cell table:style-name="Tabla4.A2" office:value-type="string">
            <text:p text:style-name="P41">Oferta "C"</text:p>
          </table:table-cell>
          <table:table-cell table:style-name="Tabla4.A2" office:value-type="string">
            <text:p text:style-name="P39">1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20</text:span><text:span text:style-name="T12"/></text:p>
          </table:table-cell>
        </table:table-row>
        <table:table-row>
          <table:table-cell table:style-name="Tabla4.A2" office:value-type="string">
            <text:p text:style-name="P41">Oferta "D"</text:p>
          </table:table-cell>
          <table:table-cell table:style-name="Tabla4.A2" office:value-type="string">
            <text:p text:style-name="P39">1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ESTATICKET SERVICES, C.A.</text:span></text:p>
          </table:table-cell>
          <table:table-cell table:style-name="Tabla3.A3" office:value-type="string">
            <text:p text:style-name="P49">Oferta mas Economica<text:line-break/><text:line-break/>Monto oferta "A"</text:p>
          </table:table-cell>
          <table:table-cell table:style-name="Tabla3.A3" office:value-type="string">
            <text:p text:style-name="P49">13.241,28<text:line-break/><text:line-break/><text:line-break/>13.241,28</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SODEXHO PASS VENEZUELA,C.A</text:span></text:p>
          </table:table-cell>
          <table:table-cell table:style-name="Tabla3.A3" office:value-type="string">
            <text:p text:style-name="P49">Oferta mas Economica<text:line-break/><text:line-break/>Monto oferta "B"</text:p>
          </table:table-cell>
          <table:table-cell table:style-name="Tabla3.A3" office:value-type="string">
            <text:p text:style-name="P49">13.241,28<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TODOTICKET 2004,C.A</text:span></text:p>
          </table:table-cell>
          <table:table-cell table:style-name="Tabla3.A3" office:value-type="string">
            <text:p text:style-name="P49">Oferta mas Economica<text:line-break/><text:line-break/>Monto oferta "C"</text:p>
          </table:table-cell>
          <table:table-cell table:style-name="Tabla3.A3" office:value-type="string">
            <text:p text:style-name="P49">13.241,28<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D": VALE CANJEABLE TICKETVEN,C.A</text:span></text:p>
          </table:table-cell>
          <table:table-cell table:style-name="Tabla3.A3" office:value-type="string">
            <text:p text:style-name="P49">Oferta mas Economica<text:line-break/><text:line-break/>Monto oferta "D"</text:p>
          </table:table-cell>
          <table:table-cell table:style-name="Tabla3.A3" office:value-type="string">
            <text:p text:style-name="P49">13.241,28<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ESTATICKET SERVICES, 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row table:style-name="Tabla1.4">
          <table:table-cell table:style-name="Tabla1.A2" office:value-type="string">
            <text:p text:style-name="P2">"B"</text:p>
          </table:table-cell>
          <table:table-cell table:style-name="Tabla1.A2" office:value-type="string">
            <text:p text:style-name="P42">SODEXHO PASS VENEZUELA,C.A</text:p>
          </table:table-cell>
          <table:table-cell table:style-name="Tabla1.A2" office:value-type="string">
            <text:p text:style-name="P42">20</text:p>
          </table:table-cell>
          <table:table-cell table:style-name="Tabla1.A2" office:value-type="string">
            <text:p text:style-name="P42">0,00</text:p>
          </table:table-cell>
          <table:table-cell table:style-name="Tabla1.A1" office:value-type="string">
            <text:p text:style-name="P3">20,00</text:p>
          </table:table-cell>
        </table:table-row>
        <table:table-row table:style-name="Tabla1.4">
          <table:table-cell table:style-name="Tabla1.A2" office:value-type="string">
            <text:p text:style-name="P2">"C"</text:p>
          </table:table-cell>
          <table:table-cell table:style-name="Tabla1.A2" office:value-type="string">
            <text:p text:style-name="P42">TODOTICKET 2004,C.A</text:p>
          </table:table-cell>
          <table:table-cell table:style-name="Tabla1.A2" office:value-type="string">
            <text:p text:style-name="P42">20</text:p>
          </table:table-cell>
          <table:table-cell table:style-name="Tabla1.A2" office:value-type="string">
            <text:p text:style-name="P42">0,00</text:p>
          </table:table-cell>
          <table:table-cell table:style-name="Tabla1.A1" office:value-type="string">
            <text:p text:style-name="P3">20,00</text:p>
          </table:table-cell>
        </table:table-row>
        <table:table-row table:style-name="Tabla1.4">
          <table:table-cell table:style-name="Tabla1.A2" office:value-type="string">
            <text:p text:style-name="P2">"D"</text:p>
          </table:table-cell>
          <table:table-cell table:style-name="Tabla1.A2" office:value-type="string">
            <text:p text:style-name="P42">VALE CANJEABLE TICKETVEN,C.A</text:p>
          </table:table-cell>
          <table:table-cell table:style-name="Tabla1.A2" office:value-type="string">
            <text:p text:style-name="P42">20</text:p>
          </table:table-cell>
          <table:table-cell table:style-name="Tabla1.A2" office:value-type="string">
            <text:p text:style-name="P42">0,00</text:p>
          </table:table-cell>
          <table:table-cell table:style-name="Tabla1.A1" office:value-type="string">
            <text:p text:style-name="P3">2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 invitación, la referida empresa es una empresa especializada en beneficios sociales comprometida con el bienestar del trabajador venezolano, pionera, con más de 21 años de trayectoria, y líder en el mercado por ofrecer el mejor y más completo servicio en el ramo de la administración de beneficios sociales; cuentan con un sistema único de atención al cliente (postventa, servicio topservice), procesos certificados (Fondonorma ISO 9001) y personal profesional especializado y comprometido. Ofreciendo una amplia oferta de productos y la red más efectiva del mercado. Su cartera de clientes está conformada por más de 20.000 empresas beneficiándose aproximadamente 1.200.000 trabajadores. Han obtenido durante 5 años el premio Great Place to Work, como una de las mejores empresas para trabajar en Venezuela. Costo, disponibilidad, tiempo de respuesta, validez de la oferta, tiempo de entrega, y condiciones de pago. Que los recaudos exigidos para la calificación legal aún y cuando no tienen puntuación, fueron presentados a cabalidad. De la evaluación correspondiente a la capacidad técnica se obtuvo que CESTATICKET SERVICES, C.A.; tiene una capacidad técnica respaldada con veintitrés (23) años de experiencia en el ramo, nómina fija promedio anual (número de trabajadores) de trescientos (300), resultando así la oferta, conveniente a los intereses de éste Órgano de Control.
<text:line-break/></text:p>
      <text:p text:style-name="P32"/>
      <text:p text:style-name="P27"/>
      <text:p text:style-name="P12">RECOMENDACIÓN:</text:p>
      <text:p text:style-name="P17">1.- En atención al estudio y análisis legal, técnico y financiero realizado a la oferta presentada por la empresa antes señalada, y que existe disponibilidad presupuestaria y financiera, para la contratación del servicio de administración del beneficio de bono alimenticio a los funcionarios activos  de éste Órgano Contralor correspondiente al año 2014, generando un gasto administrativo de 0.9%, ésta Unidad Contratante determinó que la empresa CESTATICKET SERVICES, C.A. califica como ganadora en el presente procedimiento de selección de contratistas, por ofrecer servicio de alta calidad.<text:line-break/>2.- Se recomienda de conformidad con lo previsto en el artículo 87 de la Ley de Contrataciones Públicas; OTORGAR la adjudicación en el procedimiento administrativo N° CEM-DAP-CP-001-2014 de Contratación Pública realizado bajo la modalidad de Consulta de Precio, para la Adquisición del servicio de administración del beneficio de bono alimenticio a los funcionarios activos  de éste Órgano Contralor correspondiente al año 2014, a la empresa CESTATICKET SERVICES, C.A. Rif  J-00327444-5, para que suministre el servicio que se describe a continuación: <text:line-break/><text:line-break/><text:line-break/>RENGLÓN	DESCRIPCIÓN	UNIDAD DE MEDIDA	CANTIDAD<text:line-break/>1	Servicio de Administración del beneficio de bono alimenticio y Emisión de tarjeta electrónica  personalizada.	Servicio	Uno (1)<text:line-break/><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